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4241000024B2F7E7DDC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-1.588cm" fo:margin-right="-1.376cm" fo:margin-top="0cm" fo:margin-bottom="0cm" fo:text-align="justify" style:justify-single-word="false" fo:text-indent="0cm" style:auto-text-indent="false"/>
      <style:text-properties style:font-name="Calibri1"/>
    </style:style>
    <style:style style:name="P2" style:family="paragraph" style:parent-style-name="Standard" style:master-page-name="Standard">
      <style:paragraph-properties fo:margin-left="-1.614cm" fo:margin-right="-1.402cm" fo:margin-top="0cm" fo:margin-bottom="0cm" fo:text-indent="0cm" style:auto-text-indent="false" style:page-number="auto"/>
    </style:style>
    <style:style style:name="P3" style:family="paragraph" style:parent-style-name="Standard">
      <style:paragraph-properties fo:margin-left="-1.614cm" fo:margin-right="-1.402cm" fo:margin-top="0cm" fo:margin-bottom="0cm" fo:text-indent="0cm" style:auto-text-indent="false"/>
      <style:text-properties style:font-name="Calibri1"/>
    </style:style>
    <style:style style:name="P4" style:family="paragraph" style:parent-style-name="Standard">
      <style:paragraph-properties fo:margin-left="-1.614cm" fo:margin-right="-1.402cm" fo:margin-top="0cm" fo:margin-bottom="0cm" fo:text-indent="0cm" style:auto-text-indent="false"/>
      <style:text-properties style:font-name="Calibri1" fo:font-size="14pt" fo:font-weight="bold" style:font-size-asian="14pt" style:font-weight-asian="bold" style:font-size-complex="12pt"/>
    </style:style>
    <style:style style:name="P5" style:family="paragraph" style:parent-style-name="Standard">
      <style:paragraph-properties fo:margin-left="-1.614cm" fo:margin-right="-1.402cm" fo:margin-top="0cm" fo:margin-bottom="0cm" fo:text-indent="0cm" style:auto-text-indent="false"/>
      <style:text-properties fo:color="#000000" style:font-name="Calibri1" fo:font-size="12pt" style:font-size-asian="12pt" style:font-name-complex="Arial1" style:font-size-complex="12pt"/>
    </style:style>
    <style:style style:name="P6" style:family="paragraph" style:parent-style-name="Normal_20__28_Web_29_">
      <style:paragraph-properties fo:margin-left="-1.614cm" fo:margin-right="-1.402cm" fo:margin-top="0.049cm" fo:margin-bottom="0.049cm" style:line-height-at-least="0.646cm" fo:text-indent="0cm" style:auto-text-indent="false"/>
      <style:text-properties style:font-name="Calibri1"/>
    </style:style>
    <style:style style:name="P7" style:family="paragraph" style:parent-style-name="Normal_20__28_Web_29_">
      <style:paragraph-properties fo:margin-left="-1.614cm" fo:margin-right="-1.402cm" fo:margin-top="0.049cm" fo:margin-bottom="0.049cm" style:line-height-at-least="0.646cm" fo:text-indent="0cm" style:auto-text-indent="false"/>
      <style:text-properties fo:color="#373737" style:font-name="Calibri1" fo:font-weight="normal" style:font-weight-asian="normal" style:font-name-complex="Helvetica"/>
    </style:style>
    <style:style style:name="P8" style:family="paragraph" style:parent-style-name="Normal_20__28_Web_29_">
      <style:paragraph-properties fo:margin-left="-1.614cm" fo:margin-right="-1.402cm" fo:margin-top="0.049cm" fo:margin-bottom="0.049cm" style:line-height-at-least="0.646cm" fo:text-indent="0cm" style:auto-text-indent="false"/>
      <style:text-properties fo:color="#373737" style:font-name="Calibri1" fo:font-weight="bold" style:font-weight-asian="bold" style:font-name-complex="Helvetica" style:font-weight-complex="bold"/>
    </style:style>
    <style:style style:name="P9" style:family="paragraph" style:parent-style-name="Normal_20__28_Web_29_">
      <style:paragraph-properties fo:margin-left="-1.614cm" fo:margin-right="-1.402cm" fo:margin-top="0.049cm" fo:margin-bottom="0cm" style:line-height-at-least="0.646cm" fo:text-align="justify" style:justify-single-word="false" fo:text-indent="0cm" style:auto-text-indent="false"/>
      <style:text-properties style:font-name="Calibri1"/>
    </style:style>
    <style:style style:name="P10" style:family="paragraph" style:parent-style-name="Normal_20__28_Web_29_">
      <style:paragraph-properties fo:margin-left="-1.614cm" fo:margin-right="-1.402cm" fo:margin-top="0.049cm" fo:margin-bottom="0cm" style:line-height-at-least="0.646cm" fo:text-align="center" style:justify-single-word="false" fo:text-indent="0cm" style:auto-text-indent="false"/>
      <style:text-properties style:font-name="Calibri1"/>
    </style:style>
    <style:style style:name="P11" style:family="paragraph" style:parent-style-name="Normal_20__28_Web_29_">
      <style:paragraph-properties fo:margin-left="-1.614cm" fo:margin-right="-1.402cm" fo:margin-top="0.049cm" fo:margin-bottom="0cm" style:line-height-at-least="0.646cm" fo:text-align="center" style:justify-single-word="false" fo:text-indent="0cm" style:auto-text-indent="false"/>
      <style:text-properties style:font-name="Calibri1" fo:font-weight="bold" style:font-weight-asian="bold" style:font-weight-complex="bold"/>
    </style:style>
    <style:style style:name="P12" style:family="paragraph" style:parent-style-name="Normal_20__28_Web_29_">
      <style:paragraph-properties fo:margin-left="-1.614cm" fo:margin-right="-1.402cm" fo:margin-top="0.049cm" fo:margin-bottom="0cm" style:line-height-at-least="0.646cm" fo:text-align="justify" style:justify-single-word="false" fo:text-indent="0cm" style:auto-text-indent="false"/>
      <style:text-properties fo:color="#373737" style:font-name="Calibri1" fo:font-weight="normal" style:font-weight-asian="normal" style:font-name-complex="Helvetica"/>
    </style:style>
    <style:style style:name="P13" style:family="paragraph" style:parent-style-name="Normal_20__28_Web_29_">
      <style:paragraph-properties fo:margin-left="-1.614cm" fo:margin-right="-1.402cm" fo:margin-top="0.049cm" fo:margin-bottom="0cm" style:line-height-at-least="0.646cm" fo:text-align="start" style:justify-single-word="false" fo:text-indent="0cm" style:auto-text-indent="false"/>
      <style:text-properties fo:color="#373737" style:font-name="Calibri1" fo:font-weight="normal" style:font-weight-asian="normal" style:font-name-complex="Helvetica" style:font-weight-complex="bold"/>
    </style:style>
    <style:style style:name="T1" style:family="text">
      <style:text-properties fo:color="#000000" fo:font-size="12pt" style:font-size-asian="12pt" style:font-name-complex="Arial1" style:font-size-complex="12pt"/>
    </style:style>
    <style:style style:name="T2" style:family="text">
      <style:text-properties fo:color="#000000" fo:font-size="12pt" style:font-size-asian="12pt" style:font-name-complex="Arial1" style:font-size-complex="12pt" style:font-weight-complex="bold"/>
    </style:style>
    <style:style style:name="T3" style:family="text">
      <style:text-properties fo:color="#000000" fo:font-size="12pt" style:text-underline-style="solid" style:text-underline-width="auto" style:text-underline-color="font-color" style:font-size-asian="12pt" style:font-name-complex="Arial1" style:font-size-complex="12pt"/>
    </style:style>
    <style:style style:name="T4" style:family="text">
      <style:text-properties fo:color="#000000" style:font-name="Calibri1" fo:font-size="14pt" fo:font-weight="bold" style:font-size-asian="14pt" style:font-weight-asian="bold" style:font-name-complex="Arial1" style:font-size-complex="12pt"/>
    </style:style>
    <style:style style:name="T5" style:family="text">
      <style:text-properties fo:color="#000000" style:font-name="Calibri1" fo:font-size="14pt" fo:font-style="normal" fo:font-weight="bold" style:font-size-asian="14pt" style:font-style-asian="normal" style:font-weight-asian="bold" style:font-name-complex="Arial1" style:font-size-complex="12pt" style:font-style-complex="normal" style:font-weight-complex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color="#373737" fo:font-weight="normal" style:font-weight-asian="normal" style:font-name-complex="Helvetica"/>
    </style:style>
    <style:style style:name="T8" style:family="text">
      <style:text-properties fo:color="#373737" fo:font-weight="normal" style:font-weight-asian="normal" style:font-name-complex="Helvetica" style:font-weight-complex="normal"/>
    </style:style>
    <style:style style:name="T9" style:family="text">
      <style:text-properties fo:color="#373737" fo:font-weight="normal" style:font-weight-asian="normal" style:font-name-complex="Helvetica" style:font-weight-complex="bold"/>
    </style:style>
    <style:style style:name="T10" style:family="text">
      <style:text-properties fo:color="#373737" style:text-underline-style="solid" style:text-underline-width="auto" style:text-underline-color="font-color" fo:font-weight="normal" style:font-weight-asian="normal" style:font-name-complex="Helvetica"/>
    </style:style>
    <style:style style:name="T11" style:family="text">
      <style:text-properties fo:color="#373737" style:font-name-complex="Helvetica"/>
    </style:style>
    <style:style style:name="T12" style:family="text">
      <style:text-properties fo:color="#373737" style:text-underline-style="none" fo:font-weight="normal" style:font-weight-asian="normal" style:font-name-complex="Helvetica"/>
    </style:style>
    <style:style style:name="T13" style:family="text">
      <style:text-properties fo:color="#373737" fo:font-weight="bold" style:font-weight-asian="bold" style:font-name-complex="Helvetica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Emile</text:span><text:span text:style-name="apple-converted-space"><text:span text:style-name="T4"> </text:span></text:span><text:span text:style-name="Emphasis"><text:span text:style-name="T5">Durkheim</text:span></text:span><text:span text:style-name="apple-converted-space"><text:span text:style-name="T4"> </text:span></text:span><text:span text:style-name="T4">(1558-1917)</text:span></text:p>
      <text:p text:style-name="P4"/>
      <text:p text:style-name="P3"><text:span text:style-name="T6">Fatos Sociais:</text:span><text:span text:style-name="T2"> </text:span><text:span text:style-name="T1">Maneiras de </text:span><text:span text:style-name="T3">agir, pensar, sentir</text:span><text:span text:style-name="T1">, fixas ou não, suscetíveis de exercer sobre o indivíduo uma </text:span><text:span text:style-name="T3">coerção exterior que é geral</text:span><text:span text:style-name="T1"> na extensão de uma sociedade dada, apresentando uma existência própria, independente das manifestações individuais que possa ter. </text:span></text:p>
      <text:p text:style-name="P5"/>
      <text:p text:style-name="P3"><text:span text:style-name="T3">Exteriores</text:span><text:span text:style-name="T1"> porque consistem em ideias, normas ou regras de conduta social que surgem na sociedade, ou seja, não são criadas isoladamente pelos indivíduos</text:span></text:p>
      <text:p text:style-name="P6"><text:span text:style-name="T10">Coercitivos</text:span><text:span text:style-name="T7"> porque tais ideias, normas ou regras devem ser seguidas e, em caso de descumprimento, há alguma punição dada pelo grupo social.</text:span></text:p>
      <text:p text:style-name="P6"><text:span text:style-name="T10">Gerais</text:span><text:span text:style-name="T7"> pois estão disseminados na sociedade como um todo, ou seja, se manifestam na maioria dos indivíduos. O não manifestação em um indivíduo não acarreta no desaparecimento do fato social.</text:span></text:p>
      <text:p text:style-name="P7"/>
      <text:p text:style-name="P8">O Suicídio</text:p>
      <text:p text:style-name="P9"><text:span text:style-name="T7"><text:tab/>Durkheim percebe que </text:span><text:span text:style-name="T10">na modernidade a taxa de suicídios aumentou</text:span><text:span text:style-name="T7"> em relação aos períodos históricos anteriores e aponta que as explicações psicológicas e médicas são insuficientes para dar conta do fenômeno, sugerindo que o</text:span><text:span text:style-name="T12"> erro esteja em tratá-lo como individual. </text:span><text:span text:style-name="T7"><text:s/>Como D vai mostrar que o </text:span><text:span text:style-name="T10">suicídio é um fenômeno social</text:span><text:span text:style-name="T7">? Ele analisa as taxas de suicídio da Europa e observa que <text:s/>elas tendem a ser constantes dentro de um só país, mudando de acordo com as condições gerais de vida coletiva. <text:s/>Para acompanhar a explicação de Durkheim temos que entender a ideia de coesão social e as duas funções sem a qual a coesão não se realiza. </text:span><text:span text:style-name="T10">Uma sociedade só se mantem coesa se é capaz de prover aos membros a função de integração e a de regulação. </text:span><text:span text:style-name="T7">Integração tem a ver com a maneira pela qual o grupo atrai o indivíduo: uma sociedade bem integrada é a que oferece ocasiões frequentes de interação, (contato e partilhamento simbólico de referências). Já regulação <text:s/>tem a ver com a autoridade moral que a sociedade oferece aos indivíduos, seria uma espécie de papel moderador em relação aos apetites individuais, <text:s/>instância que, uma vez interiorizada, possa fazer uma mediação entre os desejos e as efetivações e sem a qual os homens sejam levados a desejar indefinidamente. Se eu desejar infinitamente e não tiver meios de realizar isso significa que eu estou exigindo mais do mundo social que ele é capaz de mediar. Isso é típico do mundo moderno, há uma exacerbação de si mesmo, multiplicamos ao infinito nossas necessidades e interesses. Em outros períodos históricos o lugar social de nascimento delimitava o que cada um <text:s/>podia desejar. A modernidade parece oferecer a possibilidade de construir um papel qualquer na vida, mas essa mesma possibilidade de autonomia não vem acompanhada das balizas capazes de guiá-la. <text:s/>O que isso tem a ver com o suicídio? Para Durkheim o suicídio resultado da </text:span><text:span text:style-name="T10">ruptura do elo individuo-sociedade,</text:span><text:span text:style-name="T12"> ora por integração, ora por regulação, que </text:span><text:span text:style-name="T7">são susceptíveis de sofrer de duas deficiências opostas: excesso ou ausência. Em cada um desses casos o resultado é um aumento claramente detectável das taxas de suicídio.</text:span></text:p>
      <text:p text:style-name="P9"><text:span text:style-name="T7"/></text:p>
      <text:p text:style-name="P12"/>
      <text:p text:style-name="P11"><text:soft-page-break/><text:span text:style-name="T8">Vínculo comum:<text:tab/><text:tab/><text:tab/><text:tab/><text:tab/></text:span><text:span text:style-name="T11"> I – S</text:span></text:p>
      <text:p text:style-name="P10"><text:span text:style-name="T9">Sociedade ausente: <text:tab/><text:tab/><text:tab/><text:tab/> </text:span><text:span text:style-name="T13">I – {}</text:span></text:p>
      <text:p text:style-name="P10"><text:span text:style-name="T9">Sociedade excessivamente presente: <text:tab/> <text:s text:c="12"/></text:span><text:span text:style-name="T13">{} – S</text:span></text:p>
      <text:p text:style-name="P13"/>
      <text:p text:style-name="P12">É possível perceber 4 diferentes expressões do rompimento desse vínculo, ou seja, 4 modalidades de suicídio. A causa é uma e há 4 figuras dessa causa. </text:p>
      <text:p text:style-name="P12"/>
      <text:p text:style-name="P9"><text:span text:style-name="T13">EGOISTA: </text:span><text:span text:style-name="T8">desligamento ou desintegração dos grupos sociais, de forma que o indivíduo não mais disponha d</text:span><text:span text:style-name="T7">e relações efetivas com os outros, fique excluído das varias maneiras reais, concretas e efetivas de participar do mundo.. Exacerbação do individualismo. <text:s/></text:span></text:p>
      <text:p text:style-name="P9"><text:span text:style-name="T13">ALTRUÍSTA:</text:span><text:span text:style-name="T7"> <text:s/>excesso de integração social, ou seja, <text:s/>individualização excessivamente fraca. Vive-se mais para o grupo que para si mesmo, de forma que o papel social suplante a autonomia individual. </text:span></text:p>
      <text:p text:style-name="P9"><text:span text:style-name="T13">ANÔMICO:</text:span><text:span text:style-name="T7"> falta de regulação social, contenção das paixões, ausência de referências a partir das quais as pessoas possam conter a expansão dos desejos, vontades, impulsos. <text:s/>A anomia se traduzira em suicídio por levar as pessoas a um mal do infinito.</text:span></text:p>
      <text:p text:style-name="P9"><text:span text:style-name="T13">FATALISTA:</text:span><text:span text:style-name="T7"> excesso de regulamentação, que ocasiona um apagamento do indivíduo, relacionando ele ai ao altruísta, não há um mecanismo muito individual na medida em que a minha vida é guiada por regras estritas, não há autonomia. Cada aspecto da vida e momento é uma repetição de uma regra, realização de uma prescrição.</text:span></text:p>
      <text:p text:style-name="P9"><text:span text:style-name="T7"/></text:p>
      <text:p text:style-name="P1"><draw:frame draw:style-name="fr1" draw:name="figura1" text:anchor-type="paragraph" svg:width="16.962cm" svg:height="9.394cm" draw:z-index="0"><draw:image xlink:href="Pictures/2000000900004241000024B2F7E7DDCC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Helvetica" svg:font-family="Helvetic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8029142</meta:initial-creator>
    <meta:editing-cycles>2</meta:editing-cycles>
    <meta:creation-date>2014-10-09T18:52:00</meta:creation-date>
    <dc:date>2014-10-10T18:40:15.49</dc:date>
    <meta:editing-duration>PT10M51S</meta:editing-duration>
    <meta:generator>BrOffice/3.3$Win32 LibreOffice_project/330m19$Build-6</meta:generator>
    <meta:document-statistic meta:table-count="0" meta:image-count="1" meta:object-count="0" meta:page-count="2" meta:paragraph-count="15" meta:word-count="673" meta:character-count="420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